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top" draw:auto-grow-height="false" fo:min-height="7.75cm" fo:min-width="7cm"/>
      <style:paragraph-properties style:writing-mode="lr-tb"/>
    </style:style>
    <style:style style:name="gr2" style:family="graphic" style:parent-style-name="standard">
      <style:graphic-properties draw:fill="none" draw:textarea-horizontal-align="justify" draw:textarea-vertical-align="top" draw:auto-grow-height="false" fo:min-height="1cm" fo:min-width="7.25cm"/>
      <style:paragraph-properties style:writing-mode="lr-tb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0.5cm" fo:min-width="2.25cm"/>
      <style:paragraph-properties style:writing-mode="lr-tb"/>
    </style:style>
    <style:style style:name="gr4" style:family="graphic" style:parent-style-name="standard" style:list-style-name="L1">
      <style:graphic-properties draw:fill="none" draw:textarea-horizontal-align="justify" draw:textarea-vertical-align="top" draw:auto-grow-height="false" fo:min-height="6.25cm" fo:min-width="12.25cm"/>
      <style:paragraph-properties style:writing-mode="lr-tb"/>
    </style:style>
    <style:style style:name="gr5" style:family="graphic" style:parent-style-name="standard">
      <style:graphic-properties draw:fill="none" draw:textarea-horizontal-align="justify" draw:textarea-vertical-align="top" draw:auto-grow-height="false" fo:min-height="13.75cm" fo:min-width="9.25cm"/>
      <style:paragraph-properties style:writing-mode="lr-tb"/>
    </style:style>
    <style:style style:name="gr6" style:family="graphic" style:parent-style-name="objectwithoutfill">
      <style:graphic-properties draw:marker-end="Стили_20_стрелок_20_1" draw:marker-end-width="0.3cm" draw:fill="none" draw:textarea-vertical-align="middle"/>
    </style:style>
    <style:style style:name="gr7" style:family="graphic" style:parent-style-name="objectwithoutfill">
      <style:graphic-properties draw:marker-end="Стили_20_стрелок_20_2" draw:marker-end-width="0.3cm" draw:fill="none" draw:textarea-vertical-align="middle"/>
    </style:style>
    <style:style style:name="gr8" style:family="graphic" style:parent-style-name="objectwithoutfill">
      <style:graphic-properties draw:marker-end="Стили_20_стрелок_20_3" draw:marker-end-width="0.3cm" draw:fill="none" draw:textarea-vertical-align="middle"/>
    </style:style>
    <style:style style:name="gr9" style:family="graphic" style:parent-style-name="objectwithoutfill">
      <style:graphic-properties draw:marker-end="Стили_20_стрелок_20_4" draw:marker-end-width="0.3cm" draw:fill="none" draw:textarea-vertical-align="middle"/>
    </style:style>
    <style:style style:name="gr10" style:family="graphic" style:parent-style-name="objectwithoutfill">
      <style:graphic-properties draw:marker-end="Стили_20_стрелок_20_5" draw:marker-end-width="0.3cm" draw:fill="none" draw:textarea-vertical-align="middle"/>
    </style:style>
    <style:style style:name="P1" style:family="paragraph">
      <style:paragraph-properties fo:text-align="start"/>
    </style:style>
    <style:style style:name="P2" style:family="paragraph">
      <style:paragraph-properties fo:margin-left="0cm" fo:margin-right="0cm" fo:margin-top="0cm" fo:margin-bottom="0cm" fo:line-height="100%" fo:text-align="start" fo:text-indent="0cm"/>
    </style:style>
    <style:style style:name="P3" style:family="paragraph">
      <loext:graphic-properties draw:fill="none"/>
      <style:paragraph-properties fo:text-align="start"/>
      <style:text-properties fo:font-size="8pt" style:font-size-asian="8pt" style:font-size-complex="8pt"/>
    </style:style>
    <style:style style:name="P4" style:family="paragraph">
      <style:paragraph-properties fo:text-align="center"/>
      <style:text-properties fo:font-size="8pt" style:font-size-asian="8pt" style:font-size-complex="8pt"/>
    </style:style>
    <style:style style:name="P5" style:family="paragraph">
      <loext:graphic-properties draw:fill="none"/>
      <style:paragraph-properties fo:text-align="center"/>
      <style:text-properties fo:font-size="8pt" style:font-size-asian="8pt" style:font-size-complex="8pt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fo:font-size="8pt" style:font-size-asian="8pt" style:font-size-complex="8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00a933" loext:opacity="100%" fo:font-size="8pt" style:font-size-asian="8pt" style:font-size-complex="8pt"/>
    </style:style>
    <style:style style:name="T3" style:family="text">
      <style:text-properties fo:font-variant="normal" fo:text-transform="none" fo:color="#00a933" loext:opacity="10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2a6099" loext:opacity="100%" fo:font-size="8pt" style:font-size-asian="8pt" style:font-size-complex="8pt"/>
    </style:style>
    <style:style style:name="T5" style:family="text">
      <style:text-properties fo:color="#800080" loext:opacity="100%" fo:font-size="8pt" style:font-size-asian="8pt" style:font-size-complex="8pt"/>
    </style:style>
    <style:style style:name="T6" style:family="text">
      <style:text-properties fo:color="#ff0000" loext:opacity="100%" fo:font-size="8pt" style:font-size-asian="8pt" style:font-size-complex="8pt"/>
    </style:style>
    <style:style style:name="T7" style:family="text">
      <style:text-properties fo:color="#000000" loext:opacity="100%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3" draw:layer="layout" svg:width="7.5cm" svg:height="8cm" svg:x="19.5cm" svg:y="18cm">
          <text:p text:style-name="P1"><text:span text:style-name="T1">adder.proto</text:span></text:p>
          <text:p text:style-name="P1"><text:span text:style-name="T1"/></text:p>
          <text:p text:style-name="P1"><text:span text:style-name="T1">syntax = "proto3"; </text:span><text:span text:style-name="T2">//версия = 3</text:span></text:p>
          <text:p text:style-name="P1"><text:span text:style-name="T1">package api; </text:span><text:span text:style-name="T2">//имя пакета = api</text:span></text:p>
          <text:p text:style-name="P2"><text:span text:style-name="T2"/></text:p>
          <text:p text:style-name="P2"><text:span text:style-name="T2">//путь до пакета, где будут лежать сгенерированные файлы:</text:span></text:p>
          <text:p text:style-name="P1"><text:span text:style-name="T1">option go_package = "./";</text:span></text:p>
          <text:p text:style-name="P1"><text:span text:style-name="T2">//---------------------------------------------</text:span></text:p>
          <text:p text:style-name="P1"><text:span text:style-name="T2">//объявляем RPC сервис интерфейс:</text:span><text:span text:style-name="T1"> </text:span></text:p>
          <text:p text:style-name="P1"><text:span text:style-name="T1">service Adder {</text:span></text:p>
          <text:p text:style-name="P1"><text:span text:style-name="T1"><text:s text:c="4"/></text:span><text:span text:style-name="T1">rpc Add(AddRequest) returns (AddResponse){} </text:span></text:p>
          <text:p text:style-name="P1"><text:span text:style-name="T1">}</text:span></text:p>
          <text:p text:style-name="P1"><text:span text:style-name="T2">//-------------------------------------------</text:span></text:p>
          <text:p text:style-name="P1"><text:span text:style-name="T2">//объявляем структуры сообщений:</text:span></text:p>
          <text:p text:style-name="P1"><text:span text:style-name="T1">message AddRequest{</text:span></text:p>
          <text:p text:style-name="P1"><text:span text:style-name="T1"><text:s text:c="4"/></text:span><text:span text:style-name="T1">int32 x = 1;</text:span><text:span text:style-name="T2">//поля сообщения, их номера уникальны,</text:span></text:p>
          <text:p text:style-name="P1"><text:span text:style-name="T1"><text:s text:c="4"/></text:span><text:span text:style-name="T1">int32 y = 2;</text:span><text:span text:style-name="T2">//идут с 1, и, лучше, до 15</text:span></text:p>
          <text:p text:style-name="P1"><text:span text:style-name="T1">}</text:span></text:p>
          <text:p text:style-name="P1"><text:span text:style-name="T1"/></text:p>
          <text:p text:style-name="P1"><text:span text:style-name="T1">message AddResponse{</text:span></text:p>
          <text:p text:style-name="P1"><text:span text:style-name="T1"><text:s text:c="4"/></text:span><text:span text:style-name="T1">int32 result = 1;</text:span></text:p>
          <text:p text:style-name="P1"><text:span text:style-name="T1">}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75cm" svg:height="1.25cm" svg:x="16.25cm" svg:y="16.25cm">
          <text:p text:style-name="P1"><text:span text:style-name="T1">protoc --go_out=. --</text:span><text:span text:style-name="T1">go_opt=paths=source_relative \</text:span></text:p>
          <text:p text:style-name="P1"><text:span text:style-name="T1"><text:s text:c="4"/></text:span><text:span text:style-name="T1">--go-grpc_out=. --go-</text:span><text:span text:style-name="T1">grpc_opt=paths=source_relative \</text:span></text:p>
          <text:p text:style-name="P1"><text:span text:style-name="T1"><text:s text:c="4"/></text:span><text:span text:style-name="T1">api/proto/adder.proto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75cm" svg:height="0.75cm" svg:x="15.75cm" svg:y="18cm">
          <text:p text:style-name="P4"><text:span text:style-name="T1">adder_grpc.pb.go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75cm" svg:height="0.75cm" svg:x="24.75cm" svg:y="8.25cm">
          <text:p text:style-name="P4"><text:span text:style-name="T1">adder.pb.go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2.75cm" svg:height="6.5cm" svg:x="12.5cm" svg:y="3cm">
          <text:p text:style-name="P2"><text:span text:style-name="T3">//FILE = gogrpcvuejs/pkg/api/</text:span><text:span text:style-name="T4">adder_grpc.pb.go</text:span></text:p>
          <text:p text:style-name="P1"><text:span text:style-name="T1">type </text:span><text:span text:style-name="T5">AdderClient</text:span><text:span text:style-name="T1"> interface {</text:span></text:p>
          <text:p text:style-name="P1"><text:span text:style-name="T1"><text:tab/></text:span><text:span text:style-name="T5">Add</text:span><text:span text:style-name="T1">(ctx </text:span><text:span text:style-name="T6">context.Context</text:span><text:span text:style-name="T1">, in </text:span><text:span text:style-name="T6">*AddRequest</text:span><text:span text:style-name="T1">, </text:span><text:span text:style-name="T1">opts </text:span><text:span text:style-name="T6">...grpc.CallOption</text:span><text:span text:style-name="T1">) (</text:span><text:span text:style-name="T6">*AddResponse</text:span><text:span text:style-name="T1">, </text:span><text:span text:style-name="T6">error</text:span><text:span text:style-name="T1">)</text:span></text:p>
          <text:p text:style-name="P1"><text:span text:style-name="T1">}</text:span></text:p>
          <text:p text:style-name="P1"><text:span text:style-name="T2">-----------------------------------------------------------------------------</text:span><text:span text:style-name="T2">--------------------------------------</text:span></text:p>
          <text:p text:style-name="P1"><text:span text:style-name="T1">type </text:span><text:span text:style-name="T5">AdderServer</text:span><text:span text:style-name="T1"> interface {</text:span></text:p>
          <text:p text:style-name="P1"><text:span text:style-name="T1"><text:tab/></text:span><text:span text:style-name="T5">Add</text:span><text:span text:style-name="T1">(</text:span><text:span text:style-name="T6">context.Context</text:span><text:span text:style-name="T1">, </text:span><text:span text:style-name="T6">*AddRequest</text:span><text:span text:style-name="T1">) (</text:span><text:span text:style-name="T6">*AddResponse</text:span><text:span text:style-name="T1">, </text:span><text:span text:style-name="T6">error</text:span><text:span text:style-name="T1">)</text:span></text:p>
          <text:p text:style-name="P1"><text:span text:style-name="T1"><text:tab/></text:span><text:span text:style-name="T5">mustEmbedUnimplementedAdderServer</text:span><text:span text:style-name="T1">()</text:span></text:p>
          <text:p text:style-name="P1"><text:span text:style-name="T1">}</text:span></text:p>
          <text:p text:style-name="P1"><text:span text:style-name="T2">-----------------------------------------</text:span></text:p>
          <text:p text:style-name="P1"><text:span text:style-name="T1">type </text:span><text:span text:style-name="T5">UnimplementedAdderServer</text:span><text:span text:style-name="T1"> struct {</text:span></text:p>
          <text:p text:style-name="P1"><text:span text:style-name="T1">}</text:span></text:p>
          <text:p text:style-name="P1"><text:span text:style-name="T2">---------------------------------------------</text:span></text:p>
          <text:p text:style-name="P1"><text:span text:style-name="T7">func </text:span><text:span text:style-name="T5">RegisterAdderServer</text:span><text:span text:style-name="T7">(s grpc.ServiceRegistrar, srv </text:span><text:span text:style-name="T7">AdderServer) {</text:span></text:p>
          <text:p text:style-name="P1"><text:span text:style-name="T7"><text:tab/></text:span><text:span text:style-name="T7">s.RegisterService(&amp;Adder_ServiceDesc, srv)</text:span></text:p>
          <text:p text:style-name="P1"><text:span text:style-name="T7">}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9.75cm" svg:height="14cm" svg:x="2.5cm" svg:y="1.5cm">
          <text:p text:style-name="P1"><text:span text:style-name="T1">package main</text:span></text:p>
          <text:p text:style-name="P1"><text:span text:style-name="T1"/></text:p>
          <text:p text:style-name="P1"><text:span text:style-name="T1">import (</text:span></text:p>
          <text:p text:style-name="P1"><text:span text:style-name="T1"><text:tab/></text:span><text:span text:style-name="T1">"context"</text:span></text:p>
          <text:p text:style-name="P1"><text:span text:style-name="T1"><text:tab/></text:span><text:span text:style-name="T1">"flag"</text:span></text:p>
          <text:p text:style-name="P1"><text:span text:style-name="T1"><text:tab/></text:span><text:span text:style-name="T1">"fmt"</text:span></text:p>
          <text:p text:style-name="P1"><text:span text:style-name="T1"><text:tab/></text:span><text:span text:style-name="T1">"log"</text:span></text:p>
          <text:p text:style-name="P1"><text:span text:style-name="T1"><text:tab/></text:span><text:span text:style-name="T1">"net"</text:span></text:p>
          <text:p text:style-name="P1"><text:span text:style-name="T1"/></text:p>
          <text:p text:style-name="P1"><text:span text:style-name="T1"><text:tab/></text:span><text:span text:style-name="T1">pb "gogrpcvuejs/pkg/api"</text:span></text:p>
          <text:p text:style-name="P1"><text:span text:style-name="T1"/></text:p>
          <text:p text:style-name="P1"><text:span text:style-name="T1"><text:tab/></text:span><text:span text:style-name="T1">"google.golang.org/grpc"</text:span></text:p>
          <text:p text:style-name="P1"><text:span text:style-name="T1">)</text:span></text:p>
          <text:p text:style-name="P1"><text:span text:style-name="T1"/></text:p>
          <text:p text:style-name="P1"><text:span text:style-name="T1">var (</text:span></text:p>
          <text:p text:style-name="P1"><text:span text:style-name="T1"><text:tab/></text:span><text:span text:style-name="T1">port = flag.Int("port", 50051, "The server port")</text:span></text:p>
          <text:p text:style-name="P1"><text:span text:style-name="T1">)</text:span></text:p>
          <text:p text:style-name="P1"><text:span text:style-name="T2">//структура server используется для реализации</text:span></text:p>
          <text:p text:style-name="P1"><text:span text:style-name="T2">//Adder.Server</text:span></text:p>
          <text:p text:style-name="P1"><text:span text:style-name="T1">type </text:span><text:span text:style-name="T5">server</text:span><text:span text:style-name="T1"> struct {</text:span></text:p>
          <text:p text:style-name="P1"><text:span text:style-name="T1"><text:tab/></text:span><text:span text:style-name="T1">pb.</text:span><text:span text:style-name="T5">UnimplementedAdderServer</text:span></text:p>
          <text:p text:style-name="P1"><text:span text:style-name="T1">}</text:span></text:p>
          <text:p text:style-name="P1"><text:span text:style-name="T1"/></text:p>
          <text:p text:style-name="P1"><text:span text:style-name="T2">// Добавляем реализацию метода Add.AdderServer</text:span></text:p>
          <text:p text:style-name="P1"><text:span text:style-name="T1">func (s </text:span><text:span text:style-name="T5">*server</text:span><text:span text:style-name="T1">) </text:span><text:span text:style-name="T5">Add</text:span><text:span text:style-name="T1">(ctx </text:span><text:span text:style-name="T6">context.Context</text:span><text:span text:style-name="T1">, in </text:span><text:span text:style-name="T6">*pb.AddRequest</text:span><text:span text:style-name="T1">) (</text:span><text:span text:style-name="T6">*pb.AddResponse</text:span><text:span text:style-name="T1">, </text:span><text:span text:style-name="T6">error</text:span><text:span text:style-name="T1">) {</text:span></text:p>
          <text:p text:style-name="P1"><text:span text:style-name="T1"><text:tab/></text:span><text:span text:style-name="T1">log.Printf("Received: %v, %v", in.GetX(), in.GetY())</text:span></text:p>
          <text:p text:style-name="P1"><text:span text:style-name="T1"><text:tab/></text:span><text:span text:style-name="T1">return </text:span><text:span text:style-name="T6">&amp;pb.AddResponse</text:span><text:span text:style-name="T1">{Result: in.GetX() + in.GetY()}, nil</text:span></text:p>
          <text:p text:style-name="P1"><text:span text:style-name="T1">}</text:span></text:p>
          <text:p text:style-name="P1"><text:span text:style-name="T1"/></text:p>
          <text:p text:style-name="P1"><text:span text:style-name="T1">func main() {</text:span></text:p>
          <text:p text:style-name="P1"><text:span text:style-name="T1"><text:tab/></text:span><text:span text:style-name="T1">flag.Parse()</text:span></text:p>
          <text:p text:style-name="P1"><text:span text:style-name="T1"><text:tab/></text:span><text:span text:style-name="T1">lis, err := net.Listen("tcp", fmt.Sprintf(":%d", *port))</text:span></text:p>
          <text:p text:style-name="P1"><text:span text:style-name="T1"><text:tab/></text:span><text:span text:style-name="T1">if err != nil {</text:span></text:p>
          <text:p text:style-name="P1"><text:span text:style-name="T1"><text:tab/></text:span><text:span text:style-name="T1"><text:tab/></text:span><text:span text:style-name="T1">log.Fatalf("failed to listen: %v", err)</text:span></text:p>
          <text:p text:style-name="P1"><text:span text:style-name="T1"><text:tab/></text:span><text:span text:style-name="T1">}</text:span></text:p>
          <text:p text:style-name="P1"><text:span text:style-name="T1"><text:tab/></text:span><text:span text:style-name="T1">s := grpc.NewServer()</text:span></text:p>
          <text:p text:style-name="P1"><text:span text:style-name="T1"><text:tab/></text:span><text:span text:style-name="T5">pb.RegisterAdderServer</text:span><text:span text:style-name="T1">(s, &amp;server{})</text:span></text:p>
          <text:p text:style-name="P1"><text:span text:style-name="T1"><text:tab/></text:span><text:span text:style-name="T1">log.Printf("server listening at %v", lis.Addr())</text:span></text:p>
          <text:p text:style-name="P1"><text:span text:style-name="T1"><text:tab/></text:span><text:span text:style-name="T1">if err := s.Serve(lis); err != nil {</text:span></text:p>
          <text:p text:style-name="P1"><text:span text:style-name="T1"><text:tab/></text:span><text:span text:style-name="T1"><text:tab/></text:span><text:span text:style-name="T1">log.Fatalf("failed to serve: %v", err)</text:span></text:p>
          <text:p text:style-name="P1"><text:span text:style-name="T1"><text:tab/></text:span><text:span text:style-name="T1">}</text:span></text:p>
          <text:p text:style-name="P1"><text:span text:style-name="T1">}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12.75cm" svg:y1="6.5cm" svg:x2="7.75cm" svg:y2="8.25cm">
          <text:p/>
        </draw:line>
        <draw:line draw:style-name="gr7" draw:text-style-name="P7" draw:layer="layout" svg:x1="16.75cm" svg:y1="5.25cm" svg:x2="8.75cm" svg:y2="9.25cm">
          <text:p/>
        </draw:line>
        <draw:line draw:style-name="gr8" draw:text-style-name="P7" draw:layer="layout" svg:x1="6.75cm" svg:y1="10.25cm" svg:x2="19.5cm" svg:y2="5.5cm">
          <text:p/>
        </draw:line>
        <draw:line draw:style-name="gr9" draw:text-style-name="P7" draw:layer="layout" svg:x1="16cm" svg:y1="5.25cm" svg:x2="7.5cm" svg:y2="9.25cm">
          <text:p/>
        </draw:line>
        <draw:line draw:style-name="gr10" draw:text-style-name="P7" draw:layer="layout" svg:x1="15.25cm" svg:y1="7.5cm" svg:x2="6.5cm" svg:y2="13.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marker draw:name="Стили_20_стрелок_20_4" draw:display-name="Стили стрелок 4" svg:viewBox="0 0 20 20" svg:d="M0 20l10-20 10 20z"/>
    <draw:marker draw:name="Стили_20_стрелок_20_5" draw:display-name="Стили стрелок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29T19:41:30.073604116</meta:creation-date>
    <meta:generator>LibreOffice/7.3.7.2$Linux_X86_64 LibreOffice_project/30$Build-2</meta:generator>
    <dc:date>2024-01-29T20:24:59.679490194</dc:date>
    <meta:editing-duration>PT31M58S</meta:editing-duration>
    <meta:editing-cycles>5</meta:editing-cycles>
    <meta:document-statistic meta:object-count="11"/>
  </office:meta>
</office:document-meta>
</file>